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98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7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2];[.H43];[.H65];[.H87])" office:value-type="float" office:value="99880" calcext:value-type="float">
            <text:p>99880</text:p>
          </table:table-cell>
          <table:table-cell table:formula="of:=SUM([.K3];[.K2];[.K6];[.K22])" office:value-type="float" office:value="58800" calcext:value-type="float">
            <text:p>58800</text:p>
          </table:table-cell>
          <table:table-cell/>
          <table:table-cell office:value-type="string" calcext:value-type="string">
            <text:p>gena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400)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6400" calcext:value-type="float">
            <text:p>6400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 table:number-columns-repeated="5"/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9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30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)" office:value-type="float" office:value="387.5" calcext:value-type="float">
            <text:p>38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/>
          <table:table-cell table:formula="of:=SUM([.G45];[.G67])" office:value-type="float" office:value="48000" calcext:value-type="float">
            <text:p>4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780" calcext:value-type="float">
            <text:p>2978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style-name="ce17" table:formula="of:=SUM([.B67:.F67])" office:value-type="float" office:value="18700" calcext:value-type="float">
            <text:p>18700</text:p>
          </table:table-cell>
          <table:table-cell table:style-name="ce23" table:formula="of:=SUM([.B87:.F87])" office:value-type="float" office:value="1440.56776556777" calcext:value-type="float">
            <text:p>1440.5677655678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7:.F87])" office:value-type="float" office:value="1440.56776556777" calcext:value-type="float">
            <text:p>1440.5677655678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7:.F87])" office:value-type="float" office:value="1440.56776556777" calcext:value-type="float">
            <text:p>1440.567765567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87:.F87])" office:value-type="float" office:value="1440.56776556777" calcext:value-type="float">
            <text:p>1440.5677655678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87];[.D87])" office:value-type="float" office:value="955.952380952381" calcext:value-type="float">
            <text:p>955.9523809524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7:.E87])" office:value-type="float" office:value="1440.56776556777" calcext:value-type="float">
            <text:p>1440.567765567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4">
          <table:table-cell/>
          <table:table-cell table:number-columns-repeated="4" office:value-type="string" calcext:value-type="string">
            <text:p>- Sargis</text:p>
          </table:table-cell>
          <table:table-cell/>
          <table:table-cell table:style-name="ce17"/>
          <table:table-cell table:style-name="ce18" table:formula="of:=SUM([.B87];[.C87];[.E87];[.F87])" office:value-type="float" office:value="948.901098901099" calcext:value-type="float">
            <text:p>948.901098901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ayane</text:p>
          </table:table-cell>
          <table:table-cell table:number-columns-repeated="4"/>
          <table:table-cell table:style-name="ce17"/>
          <table:table-cell table:style-name="ce18" table:formula="of:=SUM([.C87])" office:value-type="float" office:value="484.615384615385" calcext:value-type="float">
            <text:p>4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/>
          <table:table-cell table:style-name="ce18" table:formula="of:=SUM([.B87:.F87])" office:value-type="float" office:value="1440.56776556777" calcext:value-type="float">
            <text:p>1440.5677655678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/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4">
          <table:table-cell table:number-columns-repeated="2"/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Stepan</text:p>
          </table:table-cell>
          <table:table-cell table:number-columns-repeated="2"/>
          <table:table-cell table:formula="of:=SUM([.B87:.E87])" office:value-type="float" office:value="1440.56776556777" calcext:value-type="float">
            <text:p>1440.5677655678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7:.E87])" office:value-type="float" office:value="1440.56776556777" calcext:value-type="float">
            <text:p>1440.567765567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7:.F87])" office:value-type="float" office:value="1440.56776556777" calcext:value-type="float">
            <text:p>1440.567765567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1440.56776556777" calcext:value-type="float">
            <text:p>1440.5677655678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1440.56776556777" calcext:value-type="float">
            <text:p>1440.567765567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];[.E87];[.F87])" office:value-type="float" office:value="464.285714285714" calcext:value-type="float">
            <text:p>464.2857142857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2" office:value-type="float" office:value="491.666666666667" calcext:value-type="float">
            <text:p>491.6666666667</text:p>
          </table:table-cell>
          <table:table-cell table:style-name="ce17" table:formula="of:=[.E67]/16" office:value-type="float" office:value="0" calcext:value-type="float">
            <text:p>0</text:p>
          </table:table-cell>
          <table:table-cell table:style-name="ce17" table:formula="of:=[.F67]/10" office:value-type="float" office:value="0" calcext:value-type="float">
            <text:p>0</text:p>
          </table:table-cell>
          <table:table-cell/>
          <table:table-cell table:style-name="ce17" table:formula="of:=SUM([.H67:.H86])" office:value-type="float" office:value="18700" calcext:value-type="float">
            <text:p>187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29:33.89381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5T10:41:21.112398817</dc:date>
    <meta:editing-duration>P2DT13H49M22S</meta:editing-duration>
    <meta:editing-cycles>1241</meta:editing-cycles>
    <meta:generator>LibreOffice/4.2.8.2$Linux_X86_64 LibreOffice_project/420m0$Build-2</meta:generator>
    <meta:document-statistic meta:table-count="9" meta:cell-count="2893" meta:object-count="0"/>
  </office:meta>
</office:document-meta>
</file>